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bf0041" loext:opacity="100%" fo:font-size="20pt" style:text-underline-style="none" fo:font-weight="bold" officeooo:paragraph-rsid="001bf14e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55308d" loext:opacity="100%" fo:font-size="20pt" style:text-underline-style="none" fo:font-weight="bold" officeooo:paragraph-rsid="001bf14e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55308d" loext:opacity="100%" fo:font-size="20pt" style:text-underline-style="none" fo:font-weight="normal" officeooo:paragraph-rsid="001bf14e" style:font-size-asian="20pt" style:font-weight-asian="normal" style:font-size-complex="20pt" style:font-weight-complex="normal"/>
    </style:style>
    <style:style style:name="P4" style:family="paragraph" style:parent-style-name="Standard">
      <style:text-properties fo:color="#ff4000" loext:opacity="100%" fo:font-size="20pt" style:text-underline-style="none" fo:font-weight="bold" officeooo:paragraph-rsid="001bf14e" style:font-size-asian="20pt" style:font-weight-asian="bold" style:font-size-complex="20pt" style:font-weight-complex="bold"/>
    </style:style>
    <style:style style:name="P5" style:family="paragraph" style:parent-style-name="Standard">
      <style:text-properties style:use-window-font-color="true" loext:opacity="0%" fo:font-size="20pt" style:text-underline-style="none" fo:font-weight="normal" officeooo:paragraph-rsid="001bf14e" style:font-size-asian="20pt" style:font-weight-asian="normal" style:font-size-complex="20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1bf14e"/>
    </style:style>
    <style:style style:name="T4" style:family="text">
      <style:text-properties fo:color="#000000" loext:opacity="100%" officeooo:rsid="001cf601"/>
    </style:style>
    <style:style style:name="T5" style:family="text">
      <style:text-properties style:use-window-font-color="true" loext:opacity="0%"/>
    </style:style>
    <style:style style:name="T6" style:family="text">
      <style:text-properties style:use-window-font-color="true" loext:opacity="0%" fo:font-weight="normal" style:font-weight-asian="normal" style:font-weight-complex="normal"/>
    </style:style>
    <style:style style:name="T7" style:family="text">
      <style:text-properties fo:color="#ff0000" loext:opacity="100%" officeooo:rsid="001cf601"/>
    </style:style>
    <style:style style:name="T8" style:family="text">
      <style:text-properties fo:color="#ff0000" loext:opacity="100%" officeooo:rsid="001dcc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La gestion des processus</text:span></text:p>
      <text:p text:style-name="P2"><text:span text:style-name="T1">les processus </text:span></text:p>
      <text:p text:style-name="P3"><text:tab/><text:span text:style-name="T2">un programme en cours d'exécution,</text:span></text:p>
      <text:p text:style-name="P3"><text:span text:style-name="T2"><text:tab/>un identifiant unique appelé PID (Process ID).</text:span></text:p>
      <text:p text:style-name="P3"><text:span text:style-name="T2"><text:tab/>un PPID (Parent Process ID), qui indique le processus</text:span></text:p>
      <text:p text:style-name="P3"><text:span text:style-name="T2"><text:s text:c="7"/>parent ayant lancé ce processus.</text:span></text:p>
      <text:p text:style-name="P3"><text:span text:style-name="T2"><text:tab/></text:span></text:p>
      <text:p text:style-name="P4">1.ps (Process Status) : <text:span text:style-name="T6">affiche les processus en cours d'exécution sur le système (c’est l’équivalent de la</text:span></text:p>
      <text:p text:style-name="P5">gestionnaire des tâches sous windows)</text:p>
      <text:p text:style-name="P4"><text:tab/></text:p>
      <text:p text:style-name="P3"><text:span text:style-name="T2"><text:tab/></text:span><text:span text:style-name="T3">Commandes principales pour gérer les processus :</text:span></text:p>
      <text:p text:style-name="P3"><text:span text:style-name="T3"><text:tab/><text:tab/></text:span><text:span text:style-name="T7">top,kill,nice ou renice <text:s/>,nohup,</text:span><text:span text:style-name="T8">pstre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0:29:26.424463862</meta:creation-date>
    <dc:date>2025-01-15T11:00:11.031308825</dc:date>
    <meta:editing-duration>PT5M10S</meta:editing-duration>
    <meta:editing-cycles>1</meta:editing-cycles>
    <meta:document-statistic meta:table-count="0" meta:image-count="0" meta:object-count="0" meta:page-count="1" meta:paragraph-count="12" meta:word-count="65" meta:character-count="452" meta:non-whitespace-character-count="376"/>
    <meta:generator>LibreOffice/24.2.6.2$Linux_X86_64 LibreOffice_project/420$Build-2</meta:generator>
  </office:meta>
</office:document-meta>
</file>